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10e4" officeooo:paragraph-rsid="000410e4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90217" officeooo:paragraph-rsid="00190217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a9d6" officeooo:paragraph-rsid="0019a9d6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9a9d6" officeooo:paragraph-rsid="0019a9d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90217" officeooo:paragraph-rsid="00190217" style:font-weight-asian="bold" style:font-weight-complex="bold"/>
    </style:style>
    <style:style style:name="P6" style:family="paragraph" style:parent-style-name="Standard">
      <style:text-properties officeooo:rsid="00190217" officeooo:paragraph-rsid="00190217"/>
    </style:style>
    <style:style style:name="P7" style:family="paragraph" style:parent-style-name="Standard">
      <style:text-properties officeooo:rsid="0019a9d6" officeooo:paragraph-rsid="006bd988"/>
    </style:style>
    <style:style style:name="P8" style:family="paragraph" style:parent-style-name="Standard">
      <style:text-properties officeooo:rsid="0019a9d6" officeooo:paragraph-rsid="007b24e2"/>
    </style:style>
    <style:style style:name="P9" style:family="paragraph" style:parent-style-name="Standard">
      <style:text-properties officeooo:rsid="002bc15c" officeooo:paragraph-rsid="002bc15c"/>
    </style:style>
    <style:style style:name="P10" style:family="paragraph" style:parent-style-name="Standard">
      <style:text-properties officeooo:rsid="00369046"/>
    </style:style>
    <style:style style:name="P11" style:family="paragraph" style:parent-style-name="Standard">
      <style:text-properties officeooo:rsid="00369046" officeooo:paragraph-rsid="00369046"/>
    </style:style>
    <style:style style:name="P12" style:family="paragraph" style:parent-style-name="Standard">
      <style:text-properties officeooo:rsid="00462bf3" officeooo:paragraph-rsid="00462bf3"/>
    </style:style>
    <style:style style:name="P13" style:family="paragraph" style:parent-style-name="Standard">
      <style:text-properties officeooo:paragraph-rsid="0017c51e"/>
    </style:style>
    <style:style style:name="P14" style:family="paragraph" style:parent-style-name="Standard">
      <style:text-properties officeooo:paragraph-rsid="00166acd"/>
    </style:style>
    <style:style style:name="P15" style:family="paragraph" style:parent-style-name="Standard">
      <style:text-properties officeooo:paragraph-rsid="00555c5d"/>
    </style:style>
    <style:style style:name="P16" style:family="paragraph" style:parent-style-name="Standard">
      <style:text-properties officeooo:rsid="00162ac1" officeooo:paragraph-rsid="007b24e2"/>
    </style:style>
    <style:style style:name="P17" style:family="paragraph" style:parent-style-name="Standard">
      <style:text-properties officeooo:rsid="0024ace3" officeooo:paragraph-rsid="007d17f7"/>
    </style:style>
    <style:style style:name="P18" style:family="paragraph" style:parent-style-name="Standard">
      <style:text-properties officeooo:rsid="0082920a" officeooo:paragraph-rsid="0082920a"/>
    </style:style>
    <style:style style:name="P19" style:family="paragraph" style:parent-style-name="Standard" style:list-style-name="L1">
      <style:text-properties officeooo:rsid="00837b6c" officeooo:paragraph-rsid="008de61e"/>
    </style:style>
    <style:style style:name="P20" style:family="paragraph" style:parent-style-name="Standard" style:list-style-name="L2">
      <style:text-properties officeooo:rsid="00837b6c" officeooo:paragraph-rsid="00974d45"/>
    </style:style>
    <style:style style:name="P21" style:family="paragraph" style:parent-style-name="Standard" style:list-style-name="L1">
      <style:text-properties officeooo:rsid="00962ced" officeooo:paragraph-rsid="00962ced"/>
    </style:style>
    <style:style style:name="P22" style:family="paragraph" style:parent-style-name="Standard" style:list-style-name="L1">
      <style:text-properties officeooo:rsid="0082920a" officeooo:paragraph-rsid="0082920a"/>
    </style:style>
    <style:style style:name="P23" style:family="paragraph" style:parent-style-name="Standard" style:list-style-name="L2">
      <style:text-properties officeooo:rsid="0082920a" officeooo:paragraph-rsid="0082920a"/>
    </style:style>
    <style:style style:name="P24" style:family="paragraph" style:parent-style-name="Standard" style:list-style-name="L1">
      <style:text-properties officeooo:rsid="00828e98" officeooo:paragraph-rsid="00828e98"/>
    </style:style>
    <style:style style:name="P25" style:family="paragraph" style:parent-style-name="Standard" style:list-style-name="L1">
      <style:text-properties officeooo:rsid="0089b6ab" officeooo:paragraph-rsid="0089b6ab"/>
    </style:style>
    <style:style style:name="P26" style:family="paragraph" style:parent-style-name="Standard" style:list-style-name="L1">
      <style:text-properties officeooo:rsid="008ce936" officeooo:paragraph-rsid="008ce936"/>
    </style:style>
    <style:style style:name="P27" style:family="paragraph" style:parent-style-name="Standard" style:list-style-name="L2">
      <style:text-properties officeooo:rsid="008ce936" officeooo:paragraph-rsid="008ce936"/>
    </style:style>
    <style:style style:name="P28" style:family="paragraph" style:parent-style-name="Standard" style:list-style-name="L1">
      <style:text-properties officeooo:rsid="0093eb73" officeooo:paragraph-rsid="0093eb73"/>
    </style:style>
    <style:style style:name="P29" style:family="paragraph" style:parent-style-name="Standard" style:list-style-name="L1">
      <style:text-properties officeooo:rsid="009401ee" officeooo:paragraph-rsid="009401ee"/>
    </style:style>
    <style:style style:name="P30" style:family="paragraph" style:parent-style-name="Standard" style:list-style-name="L1">
      <style:text-properties officeooo:rsid="0094a3e5" officeooo:paragraph-rsid="0094a3e5"/>
    </style:style>
    <style:style style:name="P31" style:family="paragraph" style:parent-style-name="Standard" style:list-style-name="L2">
      <style:text-properties officeooo:rsid="008140de" officeooo:paragraph-rsid="008140de"/>
    </style:style>
    <style:style style:name="P32" style:family="paragraph" style:parent-style-name="Standard" style:list-style-name="L2">
      <style:text-properties officeooo:rsid="008b2997" officeooo:paragraph-rsid="008b2997"/>
    </style:style>
    <style:style style:name="P33" style:family="paragraph" style:parent-style-name="Standard" style:list-style-name="L2">
      <style:text-properties officeooo:rsid="0095b045" officeooo:paragraph-rsid="0095b045"/>
    </style:style>
    <style:style style:name="P34" style:family="paragraph" style:parent-style-name="Standard" style:list-style-name="L2">
      <style:text-properties officeooo:rsid="00974d45" officeooo:paragraph-rsid="00974d45"/>
    </style:style>
    <style:style style:name="T1" style:family="text">
      <style:text-properties officeooo:rsid="0019a9d6"/>
    </style:style>
    <style:style style:name="T2" style:family="text">
      <style:text-properties fo:font-weight="bold" officeooo:rsid="0019a9d6" style:font-weight-asian="bold" style:font-weight-complex="bold"/>
    </style:style>
    <style:style style:name="T3" style:family="text">
      <style:text-properties fo:font-weight="normal" officeooo:rsid="0019a9d6" style:font-weight-asian="normal" style:font-weight-complex="normal"/>
    </style:style>
    <style:style style:name="T4" style:family="text">
      <style:text-properties officeooo:rsid="00462bf3"/>
    </style:style>
    <style:style style:name="T5" style:family="text">
      <style:text-properties officeooo:rsid="004fdc42"/>
    </style:style>
    <style:style style:name="T6" style:family="text">
      <style:text-properties fo:font-size="14pt" fo:font-weight="bold" officeooo:rsid="00190217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166acd" style:font-size-asian="14pt" style:font-weight-asian="bold" style:font-size-complex="14pt" style:font-weight-complex="bold"/>
    </style:style>
    <style:style style:name="T8" style:family="text">
      <style:text-properties officeooo:rsid="0065f56d"/>
    </style:style>
    <style:style style:name="T9" style:family="text">
      <style:text-properties officeooo:rsid="006bd988"/>
    </style:style>
    <style:style style:name="T10" style:family="text">
      <style:text-properties officeooo:rsid="006d5e70"/>
    </style:style>
    <style:style style:name="T11" style:family="text">
      <style:text-properties officeooo:rsid="00162ac1"/>
    </style:style>
    <style:style style:name="T12" style:family="text">
      <style:text-properties officeooo:rsid="00825d4b"/>
    </style:style>
    <style:style style:name="T13" style:family="text">
      <style:text-properties officeooo:rsid="0082920a"/>
    </style:style>
    <style:style style:name="T14" style:family="text">
      <style:text-properties officeooo:rsid="00837b6c"/>
    </style:style>
    <style:style style:name="T15" style:family="text">
      <style:text-properties officeooo:rsid="0087c836"/>
    </style:style>
    <style:style style:name="T16" style:family="text">
      <style:text-properties officeooo:rsid="008be5a4"/>
    </style:style>
    <style:style style:name="T17" style:family="text">
      <style:text-properties officeooo:rsid="008de61e"/>
    </style:style>
    <style:style style:name="T18" style:family="text">
      <style:text-properties officeooo:rsid="009401ee"/>
    </style:style>
    <style:style style:name="T19" style:family="text">
      <style:text-properties officeooo:rsid="0094a3e5"/>
    </style:style>
    <style:style style:name="T20" style:family="text">
      <style:text-properties officeooo:rsid="00962ced"/>
    </style:style>
    <style:style style:name="T21" style:family="text">
      <style:text-properties officeooo:rsid="00996369"/>
    </style:style>
    <style:style style:name="T22" style:family="text">
      <style:text-properties officeooo:rsid="0099b15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sion Information</text:p>
      <text:p text:style-name="P5">v<text:span text:style-name="T10">2.1.0</text:span></text:p>
      <text:p text:style-name="P6">Each new version will commit this file to both document changes and include instructions for installation. <text:s/><text:span text:style-name="T1">Refer to the </text:span><text:span text:style-name="T2">Versioning How-to </text:span><text:span text:style-name="T3">for the sequence of commits/tags to make a version.</text:span></text:p>
      <text:p text:style-name="P1"/>
      <text:p text:style-name="P3">Changes:</text:p>
      <text:p text:style-name="P1"/>
      <text:p text:style-name="P17"><text:span text:style-name="T14">Preferences &amp; other menu stuff </text:span>(<text:span text:style-name="T22">F7 74 7A FA A9</text:span>):</text:p>
      <text:list xml:id="list8673750917677702915" text:style-name="L1">
        <text:list-item>
          <text:p text:style-name="P19">Table d10 uses name/<text:span text:style-name="T15">prefer construct to identify the value and user_table​/user_idref to identify the assignee</text:span></text:p>
        </text:list-item>
        <text:list-item>
          <text:p text:style-name="P21">First 100 recs in d10 are 'templates' to list existing preferences <text:span text:style-name="T21">(only 3 so far)</text:span></text:p>
        </text:list-item>
        <text:list-item>
          <text:p text:style-name="P22"><text:span text:style-name="T14">Org c</text:span>an specify menu items, either positive or negative</text:p>
        </text:list-item>
        <text:list-item>
          <text:p text:style-name="P24"><text:span text:style-name="T17">Remove “EE” from </text:span>staff.php – <text:span text:style-name="T13">duplicates “EL”</text:span></text:p>
        </text:list-item>
        <text:list-item>
          <text:p text:style-name="P25"><text:span text:style-name="T17">M</text:span>ove MENU_LIST and audits from menu_list.php to staff.php</text:p>
        </text:list-item>
        <text:list-item>
          <text:p text:style-name="P26"><text:span text:style-name="T17">A</text:span>llow THEME to revert back to original site_config value</text:p>
        </text:list-item>
        <text:list-item>
          <text:p text:style-name="P28">Plus a fix to account_edit.php when adding a new account</text:p>
        </text:list-item>
        <text:list-item>
          <text:p text:style-name="P29">Allow org_logo_get to get any org logo</text:p>
        </text:list-item>
        <text:list-item>
          <text:p text:style-name="P30">New lib/preference_set.php to generalize preference setting</text:p>
        </text:list-item>
      </text:list>
      <text:p text:style-name="P15"/>
      <text:p text:style-name="P14"><text:span text:style-name="T6">Installation instructions</text:span><text:span text:style-name="T7">:</text:span></text:p>
      <text:list xml:id="list6675385181456406218" text:style-name="L2">
        <text:list-item>
          <text:p text:style-name="P31">version.php</text:p>
        </text:list-item>
        <text:list-item>
          <text:p text:style-name="P23">lib/menu_list.php, <text:span text:style-name="T14">logging.php, tables_list.php</text:span>, staff.php, <text:span text:style-name="T19">preference_set.php</text:span></text:p>
        </text:list-item>
        <text:list-item>
          <text:p text:style-name="P32">main/org_edit.php, <text:span text:style-name="T16">org_select.php, account_edit.php</text:span></text:p>
        </text:list-item>
        <text:list-item>
          <text:p text:style-name="P27">main/service/css_get.php, <text:span text:style-name="T18">org_logo_get.php</text:span></text:p>
        </text:list-item>
        <text:list-item>
          <text:p text:style-name="P33">scripts/prefset.js</text:p>
        </text:list-item>
        <text:list-item>
          <text:p text:style-name="P27">showtime.php</text:p>
        </text:list-item>
        <text:list-item>
          <text:p text:style-name="P20">table d10: <text:span text:style-name="T20">export existing as SQL; re-format table &amp; SQL to new</text:span></text:p>
        </text:list-item>
        <text:list-item>
          <text:p text:style-name="P34">Run d10 from newDBseed then restore exported recs; save .csv</text:p>
        </text:list-item>
      </text:list>
      <text:p text:style-name="P18"/>
      <text:p text:style-name="P13"/>
      <text:p text:style-name="P4">Versioning How-to:</text:p>
      <text:p text:style-name="P10"/>
      <text:p text:style-name="P12">Update <text:span text:style-name="T8">version # in this doc and</text:span> <text:span text:style-name="T9">version</text:span>.php</text:p>
      <text:p text:style-name="P9">Commit this doc <text:span text:style-name="T8">&amp; version.php</text:span></text:p>
      <text:p text:style-name="P11">Save a copy <text:span text:style-name="T4">of this doc</text:span> in each user library</text:p>
      <text:p text:style-name="P7">Tag with version id <text:span text:style-name="T5">(git tag -a &lt;tag&gt; &lt;hash&gt;)</text:span></text:p>
      <text:p text:style-name="P16">(git stash save)</text:p>
      <text:p text:style-name="P8">Checkout master <text:span text:style-name="T11">(git checkout master)</text:span></text:p>
      <text:p text:style-name="P8">Merge dev <text:span text:style-name="T11">(git merge dev)</text:span></text:p>
      <text:p text:style-name="P8">Push to origin <text:span text:style-name="T11">(git push origin) <text:s/>(git push –tags origin master??)</text:span></text:p>
      <text:p text:style-name="P8">Checkout dev <text:span text:style-name="T12">(git checkout dev)</text:span></text:p>
      <text:p text:style-name="P16">(git stash pop)</text:p>
      <text:p text:style-name="P8">Start re-doing this doc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1T17:39:28.758243010</meta:creation-date>
    <dc:date>2016-04-28T16:16:05.127267552</dc:date>
    <meta:editing-duration>P3DT6H21M7S</meta:editing-duration>
    <meta:editing-cycles>130</meta:editing-cycles>
    <meta:generator>LibreOffice/5.0.5.2$Linux_X86_64 LibreOffice_project/00m0$Build-2</meta:generator>
    <meta:document-statistic meta:table-count="0" meta:image-count="0" meta:object-count="0" meta:page-count="1" meta:paragraph-count="35" meta:word-count="249" meta:character-count="1607" meta:non-whitespace-character-count="1370"/>
  </office:meta>
</office:document-meta>
</file>